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margin-top="0.402cm" fo:margin-bottom="0.402cm" style:contextual-spacing="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size-asian="10pt" style:font-size-complex="10pt"/>
    </style:style>
    <style:style style:name="P2" style:family="paragraph" style:parent-style-name="Standard">
      <style:paragraph-properties fo:margin-top="0.402cm" fo:margin-bottom="0.402cm" style:contextual-spacing="false"/>
      <style:text-properties fo:font-size="10pt" style:font-size-asian="10pt" style:font-size-complex="10pt"/>
    </style:style>
    <style:style style:name="P3" style:family="paragraph" style:parent-style-name="Standard">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loext:opacity="0%" style:font-name="Helvetica" fo:font-size="12pt" style:font-size-asian="12pt"/>
    </style:style>
    <style:style style:name="P4" style:family="paragraph" style:parent-style-name="Standard">
      <style:paragraph-properties fo:margin-top="0.402cm" fo:margin-bottom="0.402cm" style:contextual-spacing="false"/>
      <style:text-properties style:use-window-font-color="true" loext:opacity="0%" style:font-name="Helvetica" fo:font-size="12pt" style:font-size-asian="12pt" style:font-size-complex="10pt"/>
    </style:style>
    <style:style style:name="P5" style:family="paragraph" style:parent-style-name="Standard">
      <style:paragraph-properties fo:margin-top="0.402cm" fo:margin-bottom="0.402cm" style:contextual-spacing="false"/>
      <style:text-properties style:use-window-font-color="true" loext:opacity="0%" style:font-name="Helvetica" fo:font-size="10pt" style:font-size-asian="10pt" style:font-size-complex="10pt"/>
    </style:style>
    <style:style style:name="P6" style:family="paragraph" style:parent-style-name="Standard">
      <style:paragraph-properties fo:margin-top="0.402cm" fo:margin-bottom="0.402cm" style:contextual-spacing="false"/>
      <style:text-properties style:use-window-font-color="true" loext:opacity="0%" style:font-name="Helvetica" fo:font-size="12pt" style:font-size-asian="12pt" style:font-size-complex="10pt"/>
    </style:style>
    <style:style style:name="P7" style:family="paragraph" style:parent-style-name="Standard">
      <style:paragraph-properties fo:margin-top="0.402cm" fo:margin-bottom="0.402cm" style:contextual-spacing="false"/>
      <style:text-properties style:use-window-font-color="true" loext:opacity="0%" style:font-name="Helvetica" fo:font-size="12pt" officeooo:rsid="0023507e" officeooo:paragraph-rsid="0023507e" style:font-size-asian="12pt" style:font-size-complex="10pt"/>
    </style:style>
    <style:style style:name="P8" style:family="paragraph">
      <style:paragraph-properties fo:text-align="center"/>
    </style:style>
    <style:style style:name="T1" style:family="text">
      <style:text-properties style:use-window-font-color="true" loext:opacity="0%" style:font-name="Helvetica"/>
    </style:style>
    <style:style style:name="T2" style:family="text">
      <style:text-properties style:use-window-font-color="true" loext:opacity="0%" style:font-name="Helvetica" style:text-underline-style="solid" style:text-underline-width="auto" style:text-underline-color="font-color"/>
    </style:style>
    <style:style style:name="T3" style:family="text">
      <style:text-properties officeooo:rsid="00216e55"/>
    </style:style>
    <style:style style:name="gr1" style:family="graphic">
      <style:graphic-properties draw:stroke="dash" draw:stroke-dash="Long_20_Dash" svg:stroke-linecap="but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OBJECT_GALLERY(</text:span><text:span text:style-name="T2">id_gallery</text:span><text:span text:style-name="T1">, tittle)</text:span></text:p>
      <text:p text:style-name="P1"><text:span text:style-name="T1">IMAGE(</text:span><text:span text:style-name="T2">id_image</text:span><text:span text:style-name="T1">, URL, tittle, description, id_gallery, id_author, mode, latitude_longitude)</text:span></text:p>
      <text:p text:style-name="P1"><draw:line text:anchor-type="paragraph" draw:z-index="3" draw:name="Horizontal line 4" draw:style-name="gr1" draw:text-style-name="P8" svg:x1="10.922cm" svg:y1="-0.185cm" svg:x2="13.619cm" svg:y2="-0.185cm"><text:p/></draw:line><draw:line text:anchor-type="paragraph" draw:z-index="4" draw:name="Horizontal line 5" draw:style-name="gr1" draw:text-style-name="P8" svg:x1="6.496cm" svg:y1="-0.151cm" svg:x2="9.692cm" svg:y2="-0.185cm"><text:p/></draw:line><text:span text:style-name="T1">CATEGORY(</text:span><text:span text:style-name="T2">id_category</text:span><text:span text:style-name="T1">, tittle, description)</text:span></text:p>
      <text:p text:style-name="P1"><text:span text:style-name="T1">IMAGE_CATEGORY(</text:span><text:span text:style-name="T2">id_category, id_image</text:span><text:span text:style-name="T1">)</text:span></text:p>
      <text:p text:style-name="P1"><draw:line text:anchor-type="paragraph" draw:z-index="0" draw:name="Horizontal line 1" draw:style-name="gr1" draw:text-style-name="P8" svg:x1="3.461cm" svg:y1="-0.277cm" svg:x2="6.874cm" svg:y2="-0.277cm"><text:p/></draw:line><text:span text:style-name="T1">AUTHOR (</text:span><text:span text:style-name="T2">id_author,</text:span><text:span text:style-name="T1"> nickname, email, avatar)</text:span></text:p>
      <text:p text:style-name="P1"><text:span text:style-name="T1">COORDS </text:span><text:span text:style-name="T2">(latitude_longitude</text:span><text:span text:style-name="T1">)</text:span></text:p>
      <text:p text:style-name="P1"><text:span text:style-name="T1">LANDSCAPE (</text:span><text:span text:style-name="T2">id_image</text:span><text:span text:style-name="T1">)</text:span></text:p>
      <text:p text:style-name="P2"><draw:line text:anchor-type="paragraph" draw:z-index="1" draw:name="Horizontal line 2" draw:style-name="gr1" draw:text-style-name="P8" svg:x1="2.249cm" svg:y1="-0.217cm" svg:x2="3.956cm" svg:y2="-0.217cm"><text:p/></draw:line><draw:line text:anchor-type="paragraph" draw:z-index="2" draw:name="Horizontal line 3" draw:style-name="gr1" draw:text-style-name="P8" svg:x1="2.013cm" svg:y1="0.968cm" svg:x2="3.461cm" svg:y2="0.968cm"><text:p/></draw:line><text:span text:style-name="T1">PORTRAIT (</text:span><text:span text:style-name="T2">id_image</text:span><text:span text:style-name="T1">)</text:span></text:p>
      <text:p text:style-name="P5"/>
      <text:p text:style-name="P3">Dado que la jerarquía entre el objeto imagen y landscape y portrait es exclusiva he decidido crear el atributo “mode” que será o bien landscape o bien portrait. </text:p>
      <text:p text:style-name="P3"/>
      <text:p text:style-name="P3">Dado que la jerarquía es parcial, así mismo he incluido las tablas LANDSCAPE, y PORTRAIT con la clave foránea de las imágenes.</text:p>
      <text:p text:style-name="P3"/>
      <text:p text:style-name="P3">Dado que una imagen tendrá solo una localización, no habrá sido tomada en dos localizaciones a la vez y no se va a incluir ninguna localización independiente de una imagen aunque las localizaciones existan al margen de las imágenes (la imagen puede no llevar unas coordenadas como indica el enunciado, pero de llevarlas será una clave ajena de COORDS cuya clave primaria es la unión de longitud y latitud. </text:p>
      <text:p text:style-name="P4">Una imagen puede pertenecer a más de una categoría y una categoría puede tener muchas imágenes, de <text:span text:style-name="T3">ahí</text:span> image_category. </text:p>
      <text:p text:style-name="P7">Objetos de carga iniciales: 1 object_gallery, 1 author default (posición 0 del array), 1 category default (posición 0 del array). </text:p>
      <text:p text:style-name="P7"/>
      <text:p text:style-name="P7"><text:tab/></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stroke-dash draw:name="Long_20_Dash" draw:display-name="Long Dash" draw:style="rect" draw:dots1="1" draw:dots1-length="4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6T18:08:54.562609781</meta:creation-date>
    <dc:date>2023-01-30T20:57:27.865137587</dc:date>
    <meta:editing-duration>PT2H40M4S</meta:editing-duration>
    <meta:editing-cycles>3</meta:editing-cycles>
    <meta:generator>LibreOffice/7.4.3.2$MacOSX_X86_64 LibreOffice_project/1048a8393ae2eeec98dff31b5c133c5f1d08b890</meta:generator>
    <meta:document-statistic meta:table-count="0" meta:image-count="0" meta:object-count="0" meta:page-count="1" meta:paragraph-count="14" meta:word-count="184" meta:character-count="1255" meta:non-whitespace-character-count="1079"/>
  </office:meta>
</office:document-meta>
</file>